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 fo:padding-top="0cm" fo:padding-bottom="0cm" fo:padding-left="0cm" fo:padding-right="0cm"/>
    </style:style>
    <style:style style:name="gr26" style:family="graphic" style:parent-style-name="standard">
      <style:graphic-properties draw:textarea-horizontal-align="justify" draw:textarea-vertical-align="middle" draw:auto-grow-height="false" fo:min-height="2.75cm" fo:min-width="1.5cm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9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31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34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svg:stroke-color="#000000" draw:textarea-vertical-align="middle"/>
    </style:style>
    <style:style style:name="gr3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39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42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44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45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46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47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8pt" style:font-size-asian="14pt" style:font-size-complex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2">output</text:span></text:p>
            </draw:text-box>
          </draw:frame>
          <draw:custom-shape draw:style-name="gr5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3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3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3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4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4">控制信号</text:span></text:p>
          </draw:text-box>
        </draw:frame>
      </draw:page>
      <draw:page draw:name="page2" draw:style-name="dp1" draw:master-page-name="默认">
        <draw:custom-shape draw:style-name="gr11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9" draw:layer="layout" svg:width="3.893cm" svg:height="0.806cm" svg:x="0.807cm" svg:y="0.994cm">
          <draw:text-box>
            <text:p><text:span text:style-name="T4">IR_reg_data_in</text:span></text:p>
          </draw:text-box>
        </draw:frame>
        <draw:connector draw:style-name="gr14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5" draw:text-style-name="P3" xml:id="id3" draw:id="id3" draw:layer="layout" svg:width="3cm" svg:height="1cm" svg:x="9cm" svg:y="1.5cm">
          <text:p text:style-name="P10"><text:span text:style-name="T2">INIT_I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6" draw:text-style-name="P11" draw:layer="layout" svg:width="5.582cm" svg:height="1.927cm" svg:x="0.6cm" svg:y="0.028cm">
          <draw:text-box>
            <text:p><text:span text:style-name="T5">总体结构</text:span></text:p>
          </draw:text-box>
        </draw:frame>
        <draw:custom-shape draw:style-name="gr17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7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0" draw:id="id10" draw:layer="layout" svg:width="2cm" svg:height="1cm" svg:x="8cm" svg:y="4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8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20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8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1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1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2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8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8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8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8" draw:text-style-name="P8" draw:layer="layout" svg:x1="14.6cm" svg:y1="4cm" svg:x2="16.6cm" svg:y2="3.401cm" svg:d="M14600 4000h750v-599h1250" svg:viewBox="0 0 2001 600">
          <text:p/>
        </draw:connector>
        <draw:connector draw:style-name="gr9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9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9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9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9" draw:text-style-name="P8" draw:layer="layout" svg:x1="14cm" svg:y1="2.1cm" svg:x2="16.315cm" svg:y2="2.729cm" svg:d="M14000 2100h1158v629h1157" svg:viewBox="0 0 2316 630">
          <text:p/>
        </draw:connector>
        <draw:connector draw:style-name="gr9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3" draw:text-style-name="P10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3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g>
          <draw:frame draw:style-name="gr25" draw:text-style-name="P2" draw:layer="layout" svg:width="1.196cm" svg:height="0.712cm" svg:x="1.704cm" svg:y="6.296cm">
            <draw:text-box>
              <text:p><text:span text:style-name="T1">ir_in</text:span></text:p>
            </draw:text-box>
          </draw:frame>
          <draw:custom-shape draw:style-name="gr3" draw:text-style-name="P3" draw:layer="layout" svg:width="0.7cm" svg:height="0.548cm" svg:x="1.007cm" svg:y="6.4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10" draw:layer="layout" svg:width="3cm" svg:height="1cm" draw:transform="rotate (-3.14159265358979) translate (7cm 9cm)">
          <draw:glue-point draw:id="8" svg:x="-3.99cm" svg:y="4.99cm"/>
          <draw:glue-point draw:id="9" svg:x="3.996cm" svg:y="4.98cm"/>
          <draw:glue-point draw:id="10" svg:x="-1.99cm" svg:y="4.99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6" draw:text-style-name="P10" draw:layer="layout" svg:width="2cm" svg:height="3cm" svg:x="3cm" svg:y="11cm">
          <text:p text:style-name="P10">指令</text:p>
          <text:p text:style-name="P10">地址</text:p>
          <text:p text:style-name="P10">运算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6cm" svg:y="11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9cm" svg:y="11cm">
          <text:p text:style-name="P10">跳转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16" draw:text-style-name="P11" draw:layer="layout" svg:width="5.582cm" svg:height="1.927cm" svg:x="0.6cm" svg:y="0.029cm">
          <draw:text-box>
            <text:p><text:span text:style-name="T5">译码结构</text:span></text:p>
          </draw:text-box>
        </draw:frame>
        <draw:custom-shape draw:style-name="gr27" draw:text-style-name="P10" xml:id="id21" draw:id="id21" draw:layer="layout" svg:width="3cm" svg:height="2cm" svg:x="10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7" draw:text-style-name="P10" xml:id="id24" draw:id="id24" draw:layer="layout" svg:width="3cm" svg:height="2cm" svg:x="10.001cm" svg:y="8cm">
          <text:p text:style-name="P10">等待</text:p>
          <draw:enhanced-geometry svg:viewBox="0 0 21600 21600" draw:type="rectangle" draw:enhanced-path="M 0 0 L 21600 0 21600 21600 0 21600 0 0 Z N"/>
        </draw:custom-shape>
        <draw:custom-shape draw:style-name="gr27" draw:text-style-name="P10" xml:id="id22" draw:id="id22" draw:layer="layout" svg:width="3cm" svg:height="2cm" svg:x="17cm" svg:y="7cm">
          <text:p text:style-name="P10">译码状态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9" draw:id="id19" draw:layer="layout" svg:width="2cm" svg:height="1cm" svg:x="2.5cm" svg:y="11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7" draw:id="id17" draw:layer="layout" svg:width="3cm" svg:height="1cm" svg:x="2cm" svg:y="15cm">
          <text:p text:style-name="P10">指令匹配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5" draw:id="id15" draw:layer="layout" svg:width="3cm" svg:height="1cm" svg:x="2cm" svg:y="17cm">
          <text:p text:style-name="P10">成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18" draw:id="id18" draw:layer="layout" svg:width="3cm" svg:height="1cm" svg:x="2cm" svg:y="19cm">
          <text:p text:style-name="P10">读取数据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3" draw:id="id13" draw:layer="layout" svg:width="3cm" svg:height="1cm" svg:x="2cm" svg:y="21cm">
          <text:p text:style-name="P10">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3.5cm" svg:y1="22cm" svg:x2="2cm" svg:y2="13.5cm" draw:start-shape="id13" draw:start-glue-point="6" draw:end-shape="id14" draw:end-glue-point="5" svg:d="M3500 22000v502h-2001v-9002h501" svg:viewBox="0 0 2002 9003">
          <text:p/>
        </draw:connector>
        <draw:custom-shape draw:style-name="gr29" draw:text-style-name="P10" xml:id="id16" draw:id="id16" draw:layer="layout" svg:width="2cm" svg:height="1cm" svg:x="9cm" svg:y="27.7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8" draw:layer="layout" svg:x1="5cm" svg:y1="17.5cm" svg:x2="10cm" svg:y2="27.7cm" draw:start-shape="id15" draw:start-glue-point="7" draw:end-shape="id16" draw:end-glue-point="4" svg:d="M5000 17500h5000v10200" svg:viewBox="0 0 5001 10201">
          <text:p/>
        </draw:connector>
        <draw:connector draw:style-name="gr14" draw:text-style-name="P8" draw:layer="layout" svg:x1="3.5cm" svg:y1="16cm" svg:x2="3.5cm" svg:y2="17cm" draw:start-shape="id17" draw:start-glue-point="2" draw:end-shape="id15" draw:end-glue-point="4" svg:d="M3500 16000v1000" svg:viewBox="0 0 1 1001">
          <text:p/>
        </draw:connector>
        <draw:connector draw:style-name="gr14" draw:text-style-name="P8" draw:layer="layout" svg:x1="3.5cm" svg:y1="18cm" svg:x2="3.5cm" svg:y2="19cm" draw:start-shape="id15" draw:start-glue-point="6" draw:end-shape="id18" draw:end-glue-point="0" svg:d="M3500 18000v1000" svg:viewBox="0 0 1 1001">
          <text:p/>
        </draw:connector>
        <draw:connector draw:style-name="gr14" draw:text-style-name="P8" draw:layer="layout" svg:x1="3.5cm" svg:y1="20cm" svg:x2="3.5cm" svg:y2="21cm" draw:start-shape="id18" draw:start-glue-point="2" draw:end-shape="id13" draw:end-glue-point="4" svg:d="M3500 20000v1000" svg:viewBox="0 0 1 1001">
          <text:p/>
        </draw:connector>
        <draw:connector draw:style-name="gr14" draw:text-style-name="P8" draw:layer="layout" svg:x1="3.5cm" svg:y1="12cm" svg:x2="3.5cm" svg:y2="13cm" draw:start-shape="id19" draw:start-glue-point="2" draw:end-shape="id14" draw:end-glue-point="4" svg:d="M3500 12000v1000" svg:viewBox="0 0 1 1001">
          <text:p/>
        </draw:connector>
        <draw:custom-shape draw:style-name="gr30" draw:text-style-name="P10" draw:layer="layout" svg:width="1.6cm" svg:height="0.3cm" svg:x="5.1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0" draw:layer="layout" svg:width="3cm" svg:height="1cm" svg:x="7cm" svg:y="15cm">
          <text:p text:style-name="P10">en,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draw:line-skew="0.2cm" svg:x1="3.6cm" svg:y1="3.444cm" svg:x2="10.001cm" svg:y2="4cm" draw:start-shape="id20" draw:start-glue-point="1" draw:end-shape="id21" draw:end-glue-point="3" svg:d="M3600 3444h3400v556h3001" svg:viewBox="0 0 6402 557">
          <text:p/>
        </draw:connector>
        <draw:connector draw:style-name="gr14" draw:text-style-name="P8" draw:layer="layout" svg:x1="11.501cm" svg:y1="5cm" svg:x2="18.5cm" svg:y2="7cm" draw:start-shape="id21" draw:start-glue-point="2" draw:end-shape="id22" svg:d="M11501 5000v1000h6999v1000" svg:viewBox="0 0 7000 2001">
          <text:p/>
        </draw:connector>
        <draw:frame draw:style-name="gr32" draw:text-style-name="P13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20" draw:id="id20">
          <draw:frame draw:style-name="gr33" draw:text-style-name="P2" draw:layer="layout" svg:width="2.076cm" svg:height="0.712cm" svg:x="1.524cm" svg:y="3.088cm">
            <draw:text-box>
              <text:p><text:span text:style-name="T1">data_in</text:span></text:p>
            </draw:text-box>
          </draw:frame>
          <draw:custom-shape draw:style-name="gr5" draw:text-style-name="P14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14" draw:text-style-name="P8" draw:layer="layout" svg:x1="14cm" svg:y1="6.8cm" svg:x2="11.501cm" svg:y2="3cm" draw:start-shape="id23" draw:start-glue-point="4" draw:end-shape="id21" draw:end-glue-point="0" svg:d="M14000 6800v-4301h-2499v501" svg:viewBox="0 0 2500 4302">
          <text:p/>
        </draw:connector>
        <draw:connector draw:style-name="gr14" draw:text-style-name="P8" draw:layer="layout" draw:line-skew="0cm -1.001cm -0.499cm" svg:x1="18.5cm" svg:y1="9cm" svg:x2="11.501cm" svg:y2="8cm" draw:start-shape="id22" draw:start-glue-point="2" draw:end-shape="id24" draw:end-glue-point="0" svg:d="M18500 9000v501h-4500v-2501h-2499v1000" svg:viewBox="0 0 7000 2502">
          <text:p/>
        </draw:connector>
        <draw:custom-shape draw:style-name="gr34" draw:text-style-name="P15" xml:id="id25" draw:id="id25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svg:x1="11.501cm" svg:y1="10cm" svg:x2="16cm" svg:y2="6.2cm" draw:start-shape="id24" draw:start-glue-point="2" draw:end-shape="id25" draw:end-glue-point="8" svg:d="M11501 10000v501h4499v-4301" svg:viewBox="0 0 4500 4302">
          <text:p/>
        </draw:connector>
        <draw:custom-shape draw:style-name="gr34" draw:text-style-name="P15" xml:id="id26" draw:id="id26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draw:start-shape="id26" draw:start-glue-point="8" draw:end-shape="id24" draw:end-glue-point="3" svg:d="M7000 4200v4800h3001" svg:viewBox="0 0 3002 4801">
          <text:p/>
        </draw:connector>
        <draw:custom-shape draw:style-name="gr34" draw:text-style-name="P15" xml:id="id23" draw:id="id23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svg:d="M7000 4200v4800h3001" svg:viewBox="0 0 3002 4801">
          <text:p/>
        </draw:connector>
        <draw:frame draw:style-name="gr37" draw:text-style-name="P13" draw:layer="layout" svg:width="1.205cm" svg:height="0.962cm" svg:x="18.595cm" svg:y="9.1cm">
          <draw:text-box>
            <text:p>en</text:p>
          </draw:text-box>
        </draw:frame>
        <draw:connector draw:style-name="gr36" draw:text-style-name="P8" draw:layer="layout" svg:x1="5cm" svg:y1="21.5cm" svg:x2="5cm" svg:y2="19.5cm" draw:start-shape="id13" draw:start-glue-point="7" draw:end-shape="id18" draw:end-glue-point="1" svg:d="M5000 21500h502v-2000h-502" svg:viewBox="0 0 503 2001">
          <text:p/>
        </draw:connector>
        <draw:custom-shape draw:style-name="gr28" draw:text-style-name="P10" xml:id="id14" draw:id="id14" draw:layer="layout" svg:width="3cm" svg:height="1cm" svg:x="2cm" svg:y="13cm">
          <text:p text:style-name="P10">指令有效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8" draw:layer="layout" svg:x1="3.5cm" svg:y1="14cm" svg:x2="3.5cm" svg:y2="15cm" draw:start-shape="id14" draw:start-glue-point="6" draw:end-shape="id17" draw:end-glue-point="0" svg:d="M3500 14000v1000" svg:viewBox="0 0 1 1001">
          <text:p/>
        </draw:connector>
        <draw:connector draw:style-name="gr36" draw:text-style-name="P8" draw:layer="layout" svg:x1="5cm" svg:y1="13.5cm" svg:x2="4.5cm" svg:y2="11.5cm" draw:start-shape="id14" draw:start-glue-point="7" draw:end-shape="id19" draw:end-glue-point="1" svg:d="M5000 13500h502v-2000h-1002" svg:viewBox="0 0 1003 2001">
          <text:p/>
        </draw:connector>
      </draw:page>
      <draw:page draw:name="page6" draw:style-name="dp1" draw:master-page-name="默认">
        <draw:frame draw:style-name="gr38" draw:text-style-name="P11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19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30" draw:id="id30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28" draw:text-style-name="P10" xml:id="id27" draw:id="id27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29" draw:id="id29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6" draw:text-style-name="P8" draw:layer="layout" svg:x1="3cm" svg:y1="17.5cm" svg:x2="3cm" svg:y2="13.5cm" draw:start-shape="id27" draw:start-glue-point="5" draw:end-shape="id28" draw:end-glue-point="5" svg:d="M3000 17500h-890v-4000h890" svg:viewBox="0 0 891 4001">
          <text:p/>
        </draw:connector>
        <draw:custom-shape draw:style-name="gr28" draw:text-style-name="P10" xml:id="id28" draw:id="id28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0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1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.5cm" svg:y1="4cm" svg:x2="4.5cm" svg:y2="5cm">
          <text:p/>
        </draw:line>
        <draw:line draw:style-name="gr14" draw:text-style-name="P8" draw:layer="layout" svg:x1="4.5cm" svg:y1="6cm" svg:x2="4.5cm" svg:y2="7cm">
          <text:p/>
        </draw:line>
        <draw:custom-shape draw:style-name="gr31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8" draw:layer="layout" draw:line-skew="0cm -1.499cm" svg:x1="4.5cm" svg:y1="22cm" svg:x2="3cm" svg:y2="11.5cm" draw:start-shape="id29" draw:start-glue-point="2" draw:end-shape="id30" draw:end-glue-point="3" svg:d="M4500 22000v501h-3500v-11001h2000" svg:viewBox="0 0 3501 11002">
          <text:p/>
        </draw:connector>
        <draw:frame draw:style-name="gr42" draw:text-style-name="P16" draw:layer="layout" svg:width="4.312cm" svg:height="1.085cm" svg:x="4.7cm" svg:y="22.015cm">
          <draw:text-box>
            <text:p>等一拍，取指</text:p>
          </draw:text-box>
        </draw:frame>
        <draw:custom-shape draw:style-name="gr15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svg:x1="6cm" svg:y1="13.5cm" svg:x2="6cm" svg:y2="11.5cm" draw:start-shape="id28" draw:start-glue-point="7" draw:end-shape="id30" draw:end-glue-point="1" svg:d="M6000 13500h895v-2000h-895" svg:viewBox="0 0 896 2001">
          <text:p/>
        </draw:connector>
        <draw:custom-shape draw:style-name="gr30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43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</draw:page>
      <draw:page draw:name="page7" draw:style-name="dp1" draw:master-page-name="默认">
        <draw:frame draw:style-name="gr16" draw:text-style-name="P11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19" draw:text-style-name="P10" xml:id="id35" draw:id="id35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3cm" svg:height="1cm" svg:x="2.501cm" svg:y="5.001cm">
          <text:p text:style-name="P10">初始化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3cm" svg:x2="4.001cm" svg:y2="5.001cm">
          <text:p/>
        </draw:line>
        <draw:custom-shape draw:style-name="gr19" draw:text-style-name="P10" xml:id="id36" draw:id="id36" draw:layer="layout" svg:width="2cm" svg:height="1cm" svg:x="3cm" svg:y="7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5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2" draw:id="id32" draw:layer="layout" svg:width="3cm" svg:height="1cm" svg:x="9.5cm" svg:y="5cm">
          <text:p text:style-name="P10">ir == lo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.2cm" svg:y1="4cm" svg:x2="11cm" svg:y2="5cm" draw:start-shape="id31" draw:start-glue-point="10" draw:end-shape="id32" draw:end-glue-point="4" svg:d="M4200 4000h6800v1000" svg:viewBox="0 0 6801 1001">
          <text:p/>
        </draw:connector>
        <draw:custom-shape draw:style-name="gr19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7" draw:id="id37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5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xml:id="id34" draw:id="id34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4cm" svg:y="16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3" draw:id="id33" draw:layer="layout" svg:width="3cm" svg:height="1cm" svg:x="3.5cm" svg:y="18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7" draw:layer="layout" svg:width="11.7cm" svg:height="1.1cm" svg:x="7cm" svg:y="14cm">
          <text:p text:style-name="P17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8" draw:text-style-name="P13" draw:layer="layout" svg:width="7.525cm" svg:height="0.962cm" svg:x="12.5cm" svg:y="1.038cm">
          <draw:text-box>
            <text:p text:style-name="P17">oabn = o_addr_bus_next</text:p>
          </draw:text-box>
        </draw:frame>
        <draw:custom-shape draw:style-name="gr47" draw:text-style-name="P17" draw:layer="layout" svg:width="11.7cm" svg:height="1.1cm" svg:x="7cm" svg:y="16cm">
          <text:p text:style-name="P17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svg:x1="3.5cm" svg:y1="18.5cm" svg:x2="4cm" svg:y2="14.5cm" draw:start-shape="id33" draw:start-glue-point="5" draw:end-shape="id34" draw:end-glue-point="3" svg:d="M3500 18500h-754v-4000h1254" svg:viewBox="0 0 1255 4001">
          <text:p/>
        </draw:connector>
        <draw:connector draw:style-name="gr14" draw:text-style-name="P8" draw:layer="layout" draw:line-skew="0cm -0.499cm" svg:x1="5cm" svg:y1="19cm" svg:x2="3cm" svg:y2="2.5cm" draw:start-shape="id33" draw:start-glue-point="6" draw:end-shape="id35" draw:end-glue-point="3" svg:d="M5000 19000v502h-3000v-17002h1000" svg:viewBox="0 0 3001 17003">
          <text:p/>
        </draw:connector>
        <draw:connector draw:style-name="gr14" draw:text-style-name="P8" draw:layer="layout" svg:x1="4cm" svg:y1="8cm" svg:x2="5cm" svg:y2="14cm" draw:start-shape="id36" draw:start-glue-point="2" draw:end-shape="id34" svg:d="M4000 8000v3000h1000v3000" svg:viewBox="0 0 1001 6001">
          <text:p/>
        </draw:connector>
        <draw:connector draw:style-name="gr14" draw:text-style-name="P8" draw:layer="layout" svg:x1="11cm" svg:y1="12cm" svg:x2="5.2cm" svg:y2="13cm" draw:start-shape="id37" draw:start-glue-point="2" draw:end-shape="id38" draw:end-glue-point="10" svg:d="M11000 12000v1000h-5800" svg:viewBox="0 0 5801 1001">
          <text:p/>
        </draw:connector>
        <draw:custom-shape draw:style-name="gr34" draw:text-style-name="P15" xml:id="id38" draw:id="id38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6cm" svg:x2="4cm" svg:y2="7cm">
          <text:p/>
        </draw:line>
        <draw:line draw:style-name="gr14" draw:text-style-name="P8" draw:layer="layout" svg:x1="11cm" svg:y1="6cm" svg:x2="11cm" svg:y2="7cm">
          <text:p/>
        </draw:line>
        <draw:line draw:style-name="gr14" draw:text-style-name="P8" draw:layer="layout" svg:x1="11cm" svg:y1="8cm" svg:x2="11cm" svg:y2="9cm">
          <text:p/>
        </draw:line>
        <draw:line draw:style-name="gr14" draw:text-style-name="P8" draw:layer="layout" svg:x1="11cm" svg:y1="10cm" svg:x2="11cm" svg:y2="11cm">
          <text:p/>
        </draw:line>
        <draw:line draw:style-name="gr14" draw:text-style-name="P8" draw:layer="layout" svg:x1="5cm" svg:y1="15cm" svg:x2="5cm" svg:y2="16cm">
          <text:p/>
        </draw:line>
        <draw:line draw:style-name="gr14" draw:text-style-name="P8" draw:layer="layout" svg:x1="5cm" svg:y1="17cm" svg:x2="5cm" svg:y2="18cm">
          <text:p/>
        </draw:line>
        <draw:custom-shape draw:style-name="gr34" draw:text-style-name="P15" xml:id="id31" draw:id="id31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7T21:28:57.191000000</dc:date>
    <meta:editing-duration>PT17H54M16S</meta:editing-duration>
    <meta:editing-cycles>47</meta:editing-cycles>
    <meta:generator>LibreOffice/5.3.2.2$Windows_x86 LibreOffice_project/6cd4f1ef626f15116896b1d8e1398b56da0d0ee1</meta:generator>
    <meta:document-statistic meta:object-count="167"/>
  </office:meta>
</office:document-meta>
</file>